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8fe" officeooo:paragraph-rsid="0006b8fe"/>
    </style:style>
    <style:style style:name="P2" style:family="paragraph" style:parent-style-name="Standard">
      <style:text-properties officeooo:rsid="0006b8fe" officeooo:paragraph-rsid="0006b8f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onditional-text text:condition="ooow:true" text:string-value-if-true="title" text:string-value-if-false="">title</text:conditional-text></text:p>
      <text:p text:style-name="P1"><text:tab/><office:annotation><dc:creator>Unknown Author</dc:creator><dc:date>2014-12-07T12:48:00</dc:date><text:list text:style-name=""><text:list-item><text:p text:style-name="P3"><text:span text:style-name="T1">do text for i in liste</text:span></text:p></text:list-item></text:list></office:annotation>blabla (<text:conditional-text text:condition="ooow:true" text:string-value-if-true="i" text:string-value-if-false="">i</text:conditional-text>)</text:p>
      <text:p text:style-name="P1"/>
      <text:p text:style-name="P1"><office:annotation office:name="__Annotation__49_149632818"><dc:creator>Auteur inconnu</dc:creator><dc:date>2015-02-22T01:16:46.855167269</dc:date><text:list text:continue-numbering="true" text:style-name=""><text:list-item><text:p text:style-name="P4"><text:span text:style-name="T2">do text for place in places</text:span></text:p></text:list-item></text:list></office:annotation><text:conditional-text text:condition="ooow:true" text:string-value-if-true="place.country.name" text:string-value-if-false=""/><office:annotation-end office:name="__Annotation__49_1496328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8:06:58.709327649</meta:creation-date>
    <dc:date>2015-02-22T01:28:33.799965614</dc:date>
    <meta:editing-duration>PT8H39M47S</meta:editing-duration>
    <meta:editing-cycles>8</meta:editing-cycles>
    <meta:generator>LibreOffice/4.4.0.3$Linux_X86_64 LibreOffice_project/de093506bcdc5fafd9023ee680b8c60e3e0645d7</meta:generator>
    <meta:document-statistic meta:table-count="0" meta:image-count="0" meta:object-count="0" meta:page-count="1" meta:paragraph-count="3" meta:word-count="4" meta:character-count="23" meta:non-whitespace-character-count="21"/>
  </office:meta>
</office:document-meta>
</file>